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Black" svg:font-family="ArialBlack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left="-0.026cm" fo:margin-right="0cm" fo:text-indent="0cm" style:auto-text-indent="false"/>
    </style:style>
    <style:style style:name="P2" style:family="paragraph" style:parent-style-name="Standard">
      <style:paragraph-properties fo:margin-left="-0.026cm" fo:margin-right="0cm" fo:text-indent="0cm" style:auto-text-indent="false"/>
    </style:style>
    <style:style style:name="P3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6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12pt" fo:font-weight="bold" style:font-name-asian="ArialBlack" style:font-size-asian="12pt" style:font-weight-asian="bold" style:font-name-complex="ArialBlack" style:font-size-complex="12pt" style:font-weight-complex="bold"/>
    </style:style>
    <style:style style:name="P7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color="#000000"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fo:color="#000000" style:font-name="Times New Roman" fo:font-size="12pt" style:text-underline-style="none" fo:font-weight="bold" style:font-name-asian="ArialBlack" style:font-size-asian="12pt" style:font-weight-asian="bold" style:font-name-complex="ArialBlack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fo:color="#000000"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style:font-name="Times New Roman" fo:font-size="12pt" style:text-underline-style="none" fo:font-weight="bold" style:font-name-asian="ArialBlack" style:font-size-asian="12pt" style:font-weight-asian="bold" style:font-name-complex="ArialBlack" style:font-size-complex="12pt" style:font-weight-complex="bold"/>
    </style:style>
    <style:style style:name="T3" style:family="text">
      <style:text-properties fo:color="#00008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><text:span text:style-name="T1">SOFTWAROVÝ PROJEKT</text:span> </text:p>
      <text:p text:style-name="P4"/>
      <text:p text:style-name="P4"/>
      <text:p text:style-name="P3">DINOSAURUS</text:p>
      <text:p text:style-name="P3"/>
      <text:p text:style-name="P5">SPSY (Specifikace požadavků na systém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7">Martin Lukeš</text:p>
      <text:p text:style-name="P8"><text:a xlink:type="simple" xlink:href="mailto:lukesma4@feld.cvut.cz"><text:span text:style-name="T2"><text:tab/>(</text:span></text:a><text:a xlink:type="simple" xlink:href="mailto:lukesma4@feld.cvut.cz"><text:span text:style-name="T3">lukesma4@feld.cvut.cz</text:span></text:a><text:a xlink:type="simple" xlink:href="mailto:lukesma4@feld.cvut.cz"><text:span text:style-name="T4">)</text:span></text:a></text:p>
      <text:p text:style-name="P8"><text:a xlink:type="simple" xlink:href="mailto:lukesma4@feld.cvut.cz"><text:span text:style-name="T4"/></text:a></text:p>
      <text:p text:style-name="P9"/>
      <text:p text:style-name="P8"><text:a xlink:type="simple" xlink:href="mailto:lukesma4@feld.cvut.cz"><text:span text:style-name="T4"/></text:a></text:p>
      <text:p text:style-name="P8"><text:a xlink:type="simple" xlink:href="mailto:lukesma4@feld.cvut.cz"><text:span text:style-name="T4"/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Black" svg:font-family="ArialBlack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 style:list-style-name="L1">
      <style:paragraph-properties fo:text-align="center" style:justify-single-word="false"/>
    </style:style>
    <style:style style:name="P2" style:family="paragraph" style:parent-style-name="Footer" style:list-style-name="L2">
      <style:paragraph-properties fo:text-align="center" style:justify-single-word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_20_left">Skupina 212<text:tab/>SPSY <text:tab/>Martin Lukeš</text:p>
      </style:header>
      <style:header-left>
        <text:p text:style-name="Header_20_left">Skupina 212<text:tab/>SPSY<text:tab/> Martin Lukeš</text:p>
      </style:header-left>
      <style:footer>
        <text:list text:style-name="L1">
          <text:list-header>
            <text:p text:style-name="P1">1.</text:p>
          </text:list-header>
        </text:list>
      </style:footer>
      <style:footer-left>
        <text:list text:style-name="L2">
          <text:list-header>
            <text:p text:style-name="P2">2.</text:p>
          </text:list-header>
        </text:list>
      </style:footer-left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5-30T09:31:12</meta:creation-date>
    <dc:date>2009-05-31T14:35:26</dc:date>
    <dc:language>cs-CZ</dc:language>
    <meta:editing-cycles>7</meta:editing-cycles>
    <meta:editing-duration>PT3H6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" meta:word-count="24" meta:character-count="167"/>
  </office:meta>
</office:document-meta>
</file>